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paragraph-rsid="00129db8" style:font-size-asian="14pt" style:font-size-complex="14pt"/>
    </style:style>
    <style:style style:name="P5" style:family="paragraph" style:parent-style-name="Standard">
      <style:text-properties fo:font-size="14pt" fo:font-weight="bold" officeooo:paragraph-rsid="00129db8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29db8" officeooo:paragraph-rsid="00129db8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29db8" officeooo:paragraph-rsid="00129db8" style:font-size-asian="14pt" style:font-weight-asian="normal" style:font-size-complex="14pt" style:font-weight-complex="normal"/>
    </style:style>
    <style:style style:name="P9" style:family="paragraph" style:parent-style-name="Standard">
      <style:text-properties officeooo:paragraph-rsid="00129db8"/>
    </style:style>
    <style:style style:name="P10" style:family="paragraph" style:parent-style-name="Standard">
      <style:text-properties fo:font-size="14pt" fo:font-weight="normal" officeooo:rsid="00129db8" officeooo:paragraph-rsid="00129db8" style:font-size-asian="14pt" style:font-weight-asian="normal" style:font-size-complex="14pt" style:font-weight-complex="normal"/>
    </style:style>
    <style:style style:name="P11" style:family="paragraph" style:parent-style-name="Standard">
      <style:text-properties officeooo:paragraph-rsid="00129db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officeooo:rsid="00129db8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4e35e" style:font-weight-asian="normal" style:font-weight-complex="normal"/>
    </style:style>
    <style:style style:name="T7" style:family="text">
      <style:text-properties officeooo:rsid="00146b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Практическое задание № <text:span text:style-name="T7">9</text:span> </text:p>
      <text:p text:style-name="P2"/>
      <text:p text:style-name="P3"><text:span text:style-name="T1">Тема:</text:span> составление программ со с<text:span text:style-name="T4">ловарями</text:span> в IDE PyCharm Community. </text:p>
      <text:p text:style-name="Standard"/>
      <text:p text:style-name="P3"><text:span text:style-name="T1">Цель:</text:span> закрепить усвоенные знания, понятия, алгоритмы, основные принципы составления программ, приобрести навыки составление программ со <text:span text:style-name="T4">словарями</text:span> в IDE PyCharm Community. </text:p>
      <text:p text:style-name="P4"/>
      <text:p text:style-name="P5">Постановка задачи: <text:s/></text:p>
      <text:p text:style-name="P5"/>
      <text:p text:style-name="P9"><text:span text:style-name="T3"><text:s text:c="4"/>Задача № 1: </text:span><text:bookmark-start text:name="__DdeLink__118_2968644157"/><text:bookmark-start text:name="__DdeLink__115_2968644157"/><text:span text:style-name="T2">Дана строка «Петров Иван ПОКС-29 5 4 3 2 5 4 4 5 4». Преобразовать информацию из строки в словарь, найти среднее арифметическое оценок, результаты вывести на экран.</text:span><text:bookmark-end text:name="__DdeLink__118_2968644157"/><text:bookmark-end text:name="__DdeLink__115_2968644157"/></text:p>
      <text:p text:style-name="P9"><text:span text:style-name="T2"/></text:p>
      <text:p text:style-name="P1"><text:span text:style-name="T2">Текст программы</text:span>:</text:p>
      <text:p text:style-name="P7">input_string = "Петров Иван ПОКС-29 5 4 3 2 5 4 4 5 4"</text:p>
      <text:p text:style-name="P7"/>
      <text:p text:style-name="P7">elements = input_string.split()</text:p>
      <text:p text:style-name="P7"/>
      <text:p text:style-name="P7"># Создание словаря</text:p>
      <text:p text:style-name="P7">student_data = {</text:p>
      <text:p text:style-name="P7"><text:s text:c="4"/>'ФИО': f"{elements[0]} {elements[1]}",</text:p>
      <text:p text:style-name="P7"><text:s text:c="4"/>'Группа': elements[2],</text:p>
      <text:p text:style-name="P7"><text:s text:c="4"/>'Оценки': list(map(int, elements[3:])),</text:p>
      <text:p text:style-name="P7">}</text:p>
      <text:p text:style-name="P7"/>
      <text:p text:style-name="P7"># Нахождение среднего арифметического оценок</text:p>
      <text:p text:style-name="P7">average_grade = sum(student_data['Оценки']) / len(student_data['Оценки'])</text:p>
      <text:p text:style-name="P7"/>
      <text:p text:style-name="P7">print("Информация в виде словаря:")</text:p>
      <text:p text:style-name="P7">for key, value in student_data.items():</text:p>
      <text:p text:style-name="P7"><text:s text:c="4"/>print(f"{key}: {value}")</text:p>
      <text:p text:style-name="P7"/>
      <text:p text:style-name="P7">print("Среднее арифметическое оценок:", average_grade)</text:p>
      <text:p text:style-name="P8"/>
      <text:p text:style-name="P6">Протокол работы программы:</text:p>
      <text:p text:style-name="P8">Информация:</text:p>
      <text:p text:style-name="P8">ФИО: Петров Иван</text:p>
      <text:p text:style-name="P8">Группа: ПОКС-29</text:p>
      <text:p text:style-name="P8">Оценки: [5, 4, 3, 2, 5, 4, 4, 5, 4]</text:p>
      <text:p text:style-name="P8">Среднее арифметическое оценок: 4.0</text:p>
      <text:p text:style-name="P8"/>
      <text:p text:style-name="P6">Тип алгоритма: <text:span text:style-name="T6">цикличный</text:span></text:p>
      <text:p text:style-name="P8"/>
      <text:p text:style-name="P6"><text:soft-page-break/>Вывод:<text:span text:style-name="T5"> В ходе работы закрепил усвоенные знания, понятия, алгоритмы,</text:span></text:p>
      <text:p text:style-name="P8">основные принципы составления программ, приобрёл навыки составление</text:p>
      <text:p text:style-name="P8">программ со словарями в IDE PyCharm Community.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1-13T17:50:39.514083908</dc:date>
    <meta:editing-cycles>3</meta:editing-cycles>
    <meta:editing-duration>PT12M9S</meta:editing-duration>
    <meta:document-statistic meta:table-count="0" meta:image-count="0" meta:object-count="0" meta:page-count="2" meta:paragraph-count="30" meta:word-count="174" meta:character-count="1322" meta:non-whitespace-character-count="1153"/>
    <meta:user-defined meta:name="Поле 1"/>
    <meta:user-defined meta:name="Поле 2"/>
    <meta:user-defined meta:name="Поле 3"/>
    <meta:user-defined meta:name="Поле 4"/>
  </office:meta>
</office:document-meta>
</file>